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8pt" style:font-size-complex="8pt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0b939d" officeooo:paragraph-rsid="000b939d" style:font-weight-asian="bold" style:font-weight-complex="bold"/>
    </style:style>
    <style:style style:name="P4" style:family="paragraph" style:parent-style-name="Preformatted_20_Text">
      <style:text-properties fo:font-weight="bold" officeooo:paragraph-rsid="000daf53" style:font-weight-asian="bold" style:font-weight-complex="bold"/>
    </style:style>
    <style:style style:name="P5" style:family="paragraph" style:parent-style-name="Preformatted_20_Text">
      <style:text-properties officeooo:paragraph-rsid="000c19b3"/>
    </style:style>
    <style:style style:name="P6" style:family="paragraph" style:parent-style-name="Preformatted_20_Text">
      <style:text-properties officeooo:paragraph-rsid="000fa4f8"/>
    </style:style>
    <style:style style:name="P7" style:family="paragraph" style:parent-style-name="Preformatted_20_Text">
      <style:paragraph-properties fo:text-align="start" style:justify-single-word="false"/>
      <style:text-properties fo:font-size="10pt" style:text-underline-style="none" fo:font-weight="bold" officeooo:rsid="000b939d" officeooo:paragraph-rsid="000b939d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939d" officeooo:paragraph-rsid="000b939d"/>
    </style:style>
    <style:style style:name="P10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7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b939d" officeooo:paragraph-rsid="000b939d" style:font-size-asian="8pt" style:font-size-complex="8pt"/>
    </style:style>
    <style:style style:name="T1" style:family="text">
      <style:text-properties officeooo:rsid="000b93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939d" style:font-weight-asian="bold" style:font-weight-complex="bold"/>
    </style:style>
    <style:style style:name="T4" style:family="text">
      <style:text-properties fo:font-weight="bold" officeooo:rsid="000c19b3" style:font-weight-asian="bold" style:font-weight-complex="bold"/>
    </style:style>
    <style:style style:name="T5" style:family="text">
      <style:text-properties fo:font-weight="bold" officeooo:rsid="000daf53" style:font-weight-asian="bold" style:font-weight-complex="bold"/>
    </style:style>
    <style:style style:name="T6" style:family="text">
      <style:text-properties fo:font-weight="bold" officeooo:rsid="000fa4f8" style:font-weight-asian="bold" style:font-weight-complex="bold"/>
    </style:style>
    <style:style style:name="T7" style:family="text">
      <style:text-properties officeooo:rsid="000c19b3"/>
    </style:style>
    <style:style style:name="T8" style:family="text">
      <style:text-properties officeooo:rsid="000daf53"/>
    </style:style>
    <style:style style:name="T9" style:family="text">
      <style:text-properties officeooo:rsid="000fa4f8"/>
    </style:style>
    <style:style style:name="T10" style:family="text">
      <style:text-properties officeooo:rsid="0010ff05"/>
    </style:style>
    <style:style style:name="T11" style:family="text">
      <style:text-properties officeooo:rsid="0012c0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YTHON</text:p>
      <text:p text:style-name="P10"/>
      <text:p text:style-name="P10"/>
      <text:p text:style-name="P10"/>
      <text:p text:style-name="P10"/>
      <text:p text:style-name="P10"/>
      <text:p text:style-name="P1">countries = ['mexico','usa','canada','brasil']</text:p>
      <text:p text:style-name="P1"/>
      <text:p text:style-name="P7">//<text:span text:style-name="T8">LOS MENSAJES POR CADENA DE TEXTO VAN CON print() Y DENTRO f’ {variable}‘</text:span></text:p>
      <text:p text:style-name="Preformatted_20_Text"/>
      <text:p text:style-name="P4">//<text:span text:style-name="T1">DECLARACIÓN DE UNA CLASE. LAS PROPIEDADES SE DECLARAN DENTRO DEL CONSTRUCTOR.</text:span></text:p>
      <text:p text:style-name="P4"><text:span text:style-name="T1">//</text:span><text:span text:style-name="T8">LA FUNCIÓN SE DECLARA CON def EL CONSTRUCTOR ES</text:span><text:span text:style-name="T1"> __</text:span><text:span text:style-name="T8">init__(self)</text:span><text:span text:style-name="T1">: </text:span></text:p>
      <text:p text:style-name="P4"><text:span text:style-name="T8">TODOS LOS MÉTODOS DE UNA CLASE SIEMPRE HACEN REFERENCIA A SELF. PARA LLAMAR A SUS ATRIBUTOS DENTRO DEL DESARROLLO DE LAS MISMAS.</text:span></text:p>
      <text:p text:style-name="Preformatted_20_Text"/>
      <text:p text:style-name="Preformatted_20_Text">class Persona<text:span text:style-name="T3">(&lt;SUPERCLASE&gt;)</text:span>:</text:p>
      <text:p text:style-name="Preformatted_20_Text"/>
      <text:p text:style-name="P2">//<text:span text:style-name="T7">POR CONVENCIÓN LOS ATRIBUTOS PROTEGIDOS _ LOS PRIVADOS DOBLE __</text:span></text:p>
      <text:p text:style-name="P2">//<text:span text:style-name="T10">LOS PRIVADOS SOLO SE ACCEDE DESDE EL DESARROLLO DE LA CLASE, NO ACCEDE A SU CONTENIDO LA INSTANCIA.</text:span></text:p>
      <text:p text:style-name="Preformatted_20_Text"><text:s text:c="4"/>def __init__(self, name):</text:p>
      <text:p text:style-name="Preformatted_20_Text"/>
      <text:p text:style-name="P2">//<text:span text:style-name="T7">CAMBIAR EL CONTENIDO DE UNA VARIABLE A MINUSCULA</text:span></text:p>
      <text:p text:style-name="Preformatted_20_Text"><text:s text:c="8"/>self.__name = name.lower()</text:p>
      <text:p text:style-name="Preformatted_20_Text"><text:s text:c="8"/>self.__country = None</text:p>
      <text:p text:style-name="Preformatted_20_Text"/>
      <text:p text:style-name="P5"><text:span text:style-name="T2">//</text:span><text:span text:style-name="T4">LOS GETTER, SETTER Y DELETER SE CREAN CON DECORADOR @PROPERTY</text:span></text:p>
      <text:p text:style-name="P5"><text:span text:style-name="T4">//</text:span><text:span text:style-name="T6">CUANDO LLAMO UN MÉTODO DE ESTOS NO DEBO LLAMAR A LA FUNCIÓN, OMITO LOS ()</text:span></text:p>
      <text:p text:style-name="P5"><text:span text:style-name="T4">//LA FUNCIÓN DE GETTER LLEVA EL NOMBRE DEL ATRIBUTO PRIVADO O HACE REFERENCIA A ÉL.</text:span> <text:s text:c="3"/></text:p>
      <text:p text:style-name="Preformatted_20_Text"><text:s text:c="4"/>#create a getter for __country property:</text:p>
      <text:p text:style-name="Preformatted_20_Text"><text:s text:c="4"/>@property</text:p>
      <text:p text:style-name="Preformatted_20_Text"><text:s text:c="4"/>def country(self):</text:p>
      <text:p text:style-name="Preformatted_20_Text"/>
      <text:p text:style-name="Preformatted_20_Text"><text:s text:c="8"/>if self.__country == None:</text:p>
      <text:p text:style-name="Preformatted_20_Text"><text:s text:c="12"/>print('No value assigned yet')</text:p>
      <text:p text:style-name="Preformatted_20_Text"><text:s text:c="8"/>else:</text:p>
      <text:p text:style-name="Preformatted_20_Text"><text:s text:c="12"/>print(f'{self.__country}')</text:p>
      <text:p text:style-name="Preformatted_20_Text"/>
      <text:p text:style-name="P6"><text:span text:style-name="T2">//</text:span><text:span text:style-name="T5">EL DECORADOR DEL SETTER SE DECLARA CON EL NOMBRE DE LA PROPIEDAD.setter</text:span></text:p>
      <text:p text:style-name="P6"><text:span text:style-name="T5">// </text:span><text:span text:style-name="T6">EN EL PROGRAMA PRINCIPAL SE INVOCA LA INSTANCIA.EL NOMBRE DEL SETTER Y DETRÁS DE = EL VALOR</text:span> <text:s text:c="3"/></text:p>
      <text:p text:style-name="Preformatted_20_Text"><text:s text:c="4"/>#Setter to country property.</text:p>
      <text:p text:style-name="Preformatted_20_Text"><text:s text:c="4"/>#Don't need have the same name but, must call the method with setCountry</text:p>
      <text:p text:style-name="Preformatted_20_Text"><text:s text:c="4"/>@country.setter</text:p>
      <text:p text:style-name="Preformatted_20_Text"><text:s text:c="4"/>def set_country(self, new_country):</text:p>
      <text:p text:style-name="Preformatted_20_Text"/>
      <text:p text:style-name="Preformatted_20_Text"><text:s text:c="8"/>if new_country.lower() in countries:</text:p>
      <text:p text:style-name="Preformatted_20_Text"><text:s text:c="12"/>self.__country = new_country</text:p>
      <text:p text:style-name="Preformatted_20_Text"><text:s text:c="8"/>else:</text:p>
      <text:p text:style-name="Preformatted_20_Text"><text:s text:c="12"/>print(f'The value {new_country} is not allowed.\nPlease enter {countries}.')</text:p>
      <text:p text:style-name="Preformatted_20_Text"/>
      <text:p text:style-name="Preformatted_20_Text"><text:s text:c="4"/>@property</text:p>
      <text:p text:style-name="Preformatted_20_Text"><text:s text:c="4"/>def get_email(self):</text:p>
      <text:p text:style-name="Preformatted_20_Text"><text:s text:c="8"/>print (f'{self.__name.lower()}.{self.__country.lower()}@gmail.com')</text:p>
      <text:p text:style-name="Preformatted_20_Text"/>
      <text:p text:style-name="P3">//PUNTO DE ENTRADA DEL PROGRAMA PRINCIPAL:</text:p>
      <text:p text:style-name="Preformatted_20_Text"><text:s text:c="4"/></text:p>
      <text:p text:style-name="Preformatted_20_Text">if __name__ == '__main__':</text:p>
      <text:p text:style-name="Preformatted_20_Text"/>
      <text:p text:style-name="P2">//<text:span text:style-name="T9">INSTANCIA DE UN OBJETO</text:span></text:p>
      <text:p text:style-name="Preformatted_20_Text"><text:s text:c="4"/>employer = Persona('DAnte')</text:p>
      <text:p text:style-name="Preformatted_20_Text"><text:s text:c="4"/>employer.set_country = 'brasiL'</text:p>
      <text:p text:style-name="Preformatted_20_Text"><text:s text:c="4"/>employer.country</text:p>
      <text:p text:style-name="P8"><text:soft-page-break/><text:s text:c="4"/>employer.get_email</text:p>
      <text:p text:style-name="P11"/>
      <text:p text:style-name="P1"/>
      <text:p text:style-name="P1"/>
      <text:p text:style-name="P1"/>
      <text:p text:style-name="P1">class Persona:</text:p>
      <text:p text:style-name="Preformatted_20_Text"/>
      <text:p text:style-name="Preformatted_20_Text"><text:s text:c="4"/>def __init__(self,name, last_name, age, country):</text:p>
      <text:p text:style-name="Preformatted_20_Text"><text:s text:c="8"/>self.name = name</text:p>
      <text:p text:style-name="Preformatted_20_Text"><text:s text:c="8"/>self.last_name = last_name</text:p>
      <text:p text:style-name="Preformatted_20_Text"><text:s text:c="8"/>self.age = age</text:p>
      <text:p text:style-name="Preformatted_20_Text"><text:s text:c="8"/>self.country = country</text:p>
      <text:p text:style-name="Preformatted_20_Text"><text:s text:c="8"/>self.__number = 40 #Solo se accede desde la clase. No desde la instancia</text:p>
      <text:p text:style-name="Preformatted_20_Text"><text:s text:c="8"/>self._color = 'blue' #Se accede desde la instancia y cualquier subclase</text:p>
      <text:p text:style-name="Preformatted_20_Text"/>
      <text:p text:style-name="P2">//<text:span text:style-name="T11">LA FORMA DE PODER ACCEDER A UN MÉTODO PRIVADO DE UNA CLASE DESDE CUALQUIER INSTANCIA ES MEDIANTE LA CREACIÓN DE UNA FUNCIÓN DECORADA CON PROPERTY.</text:span></text:p>
      <text:p text:style-name="Preformatted_20_Text"><text:s text:c="4"/>def __view_info(self):</text:p>
      <text:p text:style-name="Preformatted_20_Text"><text:s text:c="8"/>print(f'{self.name}\n{self.last_name}\n{self.age}\n{self.country}\n')</text:p>
      <text:p text:style-name="Preformatted_20_Text"/>
      <text:p text:style-name="Preformatted_20_Text"><text:s text:c="4"/>@property</text:p>
      <text:p text:style-name="Preformatted_20_Text"><text:s text:c="4"/>def get_info(self):</text:p>
      <text:p text:style-name="Preformatted_20_Text"><text:s text:c="8"/>return self.__view_info()</text:p>
      <text:p text:style-name="Preformatted_20_Text"/>
      <text:p text:style-name="P2">//<text:span text:style-name="T10">DECLARACIÓN DE CLASE QUE HEREDA DE UNA SUPERCLASE</text:span></text:p>
      <text:p text:style-name="Preformatted_20_Text">class Employer(Persona):</text:p>
      <text:p text:style-name="Preformatted_20_Text"/>
      <text:p text:style-name="P2">//<text:span text:style-name="T10">EL CONSTRUCTOR DE LA CLASE DEBE LLAMAR AL CONSTRUCTOR DE LA SUPERCLASE</text:span></text:p>
      <text:p text:style-name="P2">//<text:span text:style-name="T10">IDENTIFICADO POR super().__init__ () sin self. <text:s/></text:span></text:p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/>
      <text:p text:style-name="Preformatted_20_Text">class User(Persona):</text:p>
      <text:p text:style-name="Preformatted_20_Text"/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/>
      <text:p text:style-name="Preformatted_20_Text">class Others(User):</text:p>
      <text:p text:style-name="Preformatted_20_Text"/>
      <text:p text:style-name="Preformatted_20_Text"><text:s text:c="4"/>def __init__(self, name, last_name, age, country):</text:p>
      <text:p text:style-name="Preformatted_20_Text"><text:s text:c="8"/>super().__init__(name, last_name, age, country)</text:p>
      <text:p text:style-name="Preformatted_20_Text"><text:s text:c="4"/></text:p>
      <text:p text:style-name="Preformatted_20_Text">if __name__ == '__main__':</text:p>
      <text:p text:style-name="Preformatted_20_Text"/>
      <text:p text:style-name="Preformatted_20_Text"><text:s text:c="4"/>david = Employer('david', 'ottamendi', 33, 'Argentina')</text:p>
      <text:p text:style-name="Preformatted_20_Text"><text:s text:c="4"/>jessica = User('jessica','cardinal',25,'Uruguay')</text:p>
      <text:p text:style-name="Preformatted_20_Text"/>
      <text:p text:style-name="Preformatted_20_Text"><text:s text:c="4"/>#jessica.__view_info() <text:s/>No accede al metodo privado.</text:p>
      <text:p text:style-name="Preformatted_20_Text"><text:s text:c="4"/>david.get_info</text:p>
      <text:p text:style-name="Preformatted_20_Text"/>
      <text:p text:style-name="Preformatted_20_Text"><text:s text:c="4"/>sech = Persona('sech', 'armstrong', 40, 'USA')</text:p>
      <text:p text:style-name="Preformatted_20_Text"><text:s text:c="4"/>sech.get_info</text:p>
      <text:p text:style-name="Preformatted_20_Text"><text:s text:c="4"/></text:p>
      <text:p text:style-name="Preformatted_20_Text"><text:s text:c="4"/></text:p>
      <text:p text:style-name="Preformatted_20_Text"><text:s text:c="4"/>#print(david._color+'\n') #Accede al atributo protegido.</text:p>
      <text:p text:style-name="Preformatted_20_Text"><text:s text:c="4"/>#print(david.__number) No accede al atributo privado.</text:p>
      <text:p text:style-name="Preformatted_20_Text"/>
      <text:p text:style-name="Preformatted_20_Text"><text:s text:c="4"/>regina = Others('regina', 'cambridge', 30, 'New Zeland')</text:p>
      <text:p text:style-name="Preformatted_20_Text"><text:s text:c="4"/>regina.get_info</text:p>
      <text:p text:style-name="Preformatted_20_Text"/>
      <text:p text:style-name="P8"><text:s text:c="4"/>print(regina._color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52:22.272141044</meta:creation-date>
    <meta:generator>LibreOffice/6.4.7.2$Linux_X86_64 LibreOffice_project/40$Build-2</meta:generator>
    <dc:date>2022-01-26T15:12:26.513596815</dc:date>
    <meta:editing-duration>PT13M55S</meta:editing-duration>
    <meta:editing-cycles>3</meta:editing-cycles>
    <meta:document-statistic meta:table-count="0" meta:image-count="0" meta:object-count="0" meta:page-count="2" meta:paragraph-count="85" meta:word-count="445" meta:character-count="3734" meta:non-whitespace-character-count="3022"/>
  </office:meta>
</office:document-meta>
</file>